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b97d0" officeooo:paragraph-rsid="001b97d0"/>
    </style:style>
    <style:style style:name="P2" style:family="paragraph" style:parent-style-name="Standard">
      <style:text-properties officeooo:rsid="001b97d0" officeooo:paragraph-rsid="001b97d0"/>
    </style:style>
    <style:style style:name="P3" style:family="paragraph" style:parent-style-name="Text_20_body">
      <style:text-properties officeooo:rsid="001b97d0" officeooo:paragraph-rsid="001b97d0"/>
    </style:style>
    <style:style style:name="P4" style:family="paragraph" style:parent-style-name="Text_20_body">
      <style:text-properties officeooo:paragraph-rsid="001b97d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deia do site:</text:h>
      <text:p text:style-name="P2">Por ser um site de luxo, com produtos comunmente voltadoa a jobvens ainda por cima, quero algo que seja descolado, mais não seja violento, penso logo em laranja com isso… dude laranja é violento de certa forma, mais se pegar laranja e fizermos complementares a roxo tenho certeza que será bom, dá pra usar rosa em alguns lugares e vermelho escondidos ou que talvez eu não quera que o usuario chegue perto… tipo o botão de “tirar do carrinho” lmao.</text:p>
      <text:h text:style-name="P1" text:outline-level="1">Uso do Laranja:</text:h>
      <text:p text:style-name="P4">#d48104</text:p>
      <text:p text:style-name="P4">#E6AF2E</text:p>
      <text:p text:style-name="P4">#E3B23C</text:p>
      <text:p text:style-name="P4">#FFCA3A</text:p>
      <text:p text:style-name="P4">#F0A202</text:p>
      <text:p text:style-name="P3">Laranja é uma cor cansativa, mais muito descolada, vou colocar em vários pontos do layout… tipo a shoppe, só que acompanhado de preto, espero que não seja muito obvio.</text:p>
      <text:h text:style-name="P1" text:outline-level="1">Uso do Rosa:</text:h>
      <text:p text:style-name="P4">#cf0477</text:p>
      <text:p text:style-name="P4">#F7A1C4</text:p>
      <text:p text:style-name="P4">#FBACBE</text:p>
      <text:p text:style-name="P4">#FF6978</text:p>
      <text:p text:style-name="P4">#FC6DAB</text:p>
      <text:p text:style-name="P4">#DE6FA1</text:p>
      <text:p text:style-name="P3">Rosa é considerada uma cor, fofa… e eu vou contra ideologia de genero acho que vou colocar em algum ponto tipo novidades do site chama atenção o suficiente e constrata bem do preto e laranja normal.</text:p>
      <text:h text:style-name="P1" text:outline-level="1">Uso do Roxo:</text:h>
      <text:p text:style-name="P4">#c202a5</text:p>
      <text:p text:style-name="P4">#7C238C</text:p>
      <text:p text:style-name="P4">#311847</text:p>
      <text:p text:style-name="P4">#6461A0</text:p>
      <text:p text:style-name="P4">#5F0A87</text:p>
      <text:p text:style-name="P3">Complicado, roxo é uma cor luxuosa não consigo pensar em outro lugar a não ser no catalogo principal mais jogar roxo por ai sem consentimento é meio mé</text:p>
      <text:h text:style-name="P1" text:outline-level="1"><text:soft-page-break/>Uso do VERMELHO:</text:h>
      <text:p text:style-name="P4">#C1292E</text:p>
      <text:p text:style-name="P4">#bd022d</text:p>
      <text:p text:style-name="P4">#D52941</text:p>
      <text:p text:style-name="P4">#9B111E</text:p>
      <text:p text:style-name="P3">Cara… nada a dizer apenas para sinalização dinamica de opções, tipo o botão “tirar do carrinho” ou “você tem certeza?”, é bom e combina com a estetica do site, apesar de estar usando de maneira exremamente violenta, como se fosse um crime aquela opção.</text:p>
      <text:h text:style-name="P1" text:outline-level="1">Uso do Preto:</text:h>
      <text:p text:style-name="P4">#02020B</text:p>
      <text:p text:style-name="P4">#0B0A07</text:p>
      <text:p text:style-name="P4">#586A6A</text:p>
      <text:p text:style-name="P4">#241023</text:p>
      <text:p text:style-name="P4">#0F110C</text:p>
      <text:p text:style-name="P3">Apenas um fundo, acompanhante, deixando tudo elega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7T13:26:14.900000000</meta:creation-date>
    <dc:date>2022-10-07T14:01:54.670000000</dc:date>
    <meta:editing-duration>PT35M49S</meta:editing-duration>
    <meta:editing-cycles>1</meta:editing-cycles>
    <meta:document-statistic meta:table-count="0" meta:image-count="0" meta:object-count="0" meta:page-count="2" meta:paragraph-count="37" meta:word-count="267" meta:character-count="1526" meta:non-whitespace-character-count="1296"/>
    <meta:generator>LibreOffice/7.4.0.3$Windows_X86_64 LibreOffice_project/f85e47c08ddd19c015c0114a68350214f7066f5a</meta:generator>
  </office:meta>
</office:document-meta>
</file>